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4341" officeooo:paragraph-rsid="00124341"/>
    </style:style>
    <style:style style:name="P2" style:family="paragraph" style:parent-style-name="Standard">
      <style:text-properties officeooo:rsid="0012e500" officeooo:paragraph-rsid="0012e500"/>
    </style:style>
    <style:style style:name="P3" style:family="paragraph" style:parent-style-name="Standard">
      <style:text-properties officeooo:rsid="0012e500" officeooo:paragraph-rsid="0014ecb5"/>
    </style:style>
    <style:style style:name="P4" style:family="paragraph" style:parent-style-name="Standard">
      <style:text-properties fo:font-weight="bold" officeooo:rsid="0012e500" officeooo:paragraph-rsid="0012e500" style:font-weight-asian="bold" style:font-weight-complex="bold"/>
    </style:style>
    <style:style style:name="P5" style:family="paragraph" style:parent-style-name="Standard">
      <style:text-properties fo:font-weight="bold" officeooo:rsid="00124341" officeooo:paragraph-rsid="00124341" style:font-weight-asian="bold" style:font-weight-complex="bold"/>
    </style:style>
    <style:style style:name="P6" style:family="paragraph" style:parent-style-name="Standard">
      <style:text-properties officeooo:rsid="001365a5" officeooo:paragraph-rsid="001365a5"/>
    </style:style>
    <style:style style:name="P7" style:family="paragraph" style:parent-style-name="Standard">
      <style:text-properties officeooo:rsid="00124341" officeooo:paragraph-rsid="00124341"/>
    </style:style>
    <style:style style:name="P8" style:family="paragraph" style:parent-style-name="Standard">
      <style:text-properties officeooo:rsid="0014f648" officeooo:paragraph-rsid="0014f648"/>
    </style:style>
    <style:style style:name="T1" style:family="text">
      <style:text-properties officeooo:rsid="0012e500"/>
    </style:style>
    <style:style style:name="T2" style:family="text">
      <style:text-properties officeooo:rsid="0014ecb5"/>
    </style:style>
    <style:style style:name="T3" style:family="text">
      <style:text-properties officeooo:rsid="001616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1 Objectives:</text:p>
      <text:p text:style-name="P5"/>
      <text:p text:style-name="P1">This program needs to answer as many of the following questions as it possibly can:</text:p>
      <text:p text:style-name="P1">Does this file have a registered virus hash signature? (May need to cross reference with VirusTotal.com)</text:p>
      <text:p text:style-name="P1">PE file import/exports?</text:p>
      <text:p text:style-name="P1">When was this file compiled?</text:p>
      <text:p text:style-name="P1">Is this PE file packed?</text:p>
      <text:p text:style-name="P1">Can this file be unpacked with our Python program? (not high priority, and may not be <text:span text:style-name="T3">possible</text:span>)</text:p>
      <text:p text:style-name="P1">What strings can be found in this PE file?</text:p>
      <text:p text:style-name="P1">Do these strings suggest networking capabilities? (may need to include slider that includes probability)</text:p>
      <text:p text:style-name="P1">Do these string point towards hard-coded directories?</text:p>
      <text:p text:style-name="P1">Are there other networking capabilities that are obvious from this static analysis?</text:p>
      <text:p text:style-name="P1"/>
      <text:p text:style-name="P8">Let’s follow an object oriented approach when designing a program handling all of these requests. Main() should only make calls to different functions like hashSignature() and importexports(), which should be housed in their own files. Python doesn’t require everything to be in a class or explicitly stated in a header file like other languages, so separation of responsibilities should be easier. <text:s/></text:p>
      <text:p text:style-name="P1"/>
      <text:p text:style-name="P5">Based on th<text:span text:style-name="T1">e</text:span> information <text:span text:style-name="T1">above</text:span>, <text:span text:style-name="T1">we could provide</text:span> a slider <text:span text:style-name="T1">or two</text:span> based on probability in one of the following areas:</text:p>
      <text:p text:style-name="P1"/>
      <text:p text:style-name="P1">Likelihood of this file <text:span text:style-name="T1">downloading additional malware through an established TCP or UDP connection. Which port(s)?</text:span></text:p>
      <text:p text:style-name="P2">Likelihood of this file starting on boot, needing a complete hard drive wipe.</text:p>
      <text:p text:style-name="P2">Likelihood of this file completely ruining the host OS.</text:p>
      <text:p text:style-name="P2"/>
      <text:p text:style-name="P4">Resources &amp; places to start:</text:p>
      <text:p text:style-name="P4"/>
      <text:p text:style-name="P3">Official documentation for PEfile <text:span text:style-name="T2">with usage examples</text:span>→ <text:a xlink:type="simple" xlink:href="https://github.com/erocarrera/pefile/blob/wiki/UsageExamples.md" text:style-name="Internet_20_link" text:visited-style-name="Visited_20_Internet_20_Link"><text:span text:style-name="T2">https://github.com/erocarrera/pefile/blob/wiki/UsageExamples.md</text:span></text:a><text:span text:style-name="T2"> </text:span></text:p>
      <text:p text:style-name="P2"/>
      <text:p text:style-name="P2">Excellent walk-through for exploring PE files with python → <text:a xlink:type="simple" xlink:href="https://bufferoverflows.net/exploring-pe-files-with-python/" text:style-name="Internet_20_link" text:visited-style-name="Visited_20_Internet_20_Link">https://bufferoverflows.net/exploring-pe-files-with-python/</text:a></text:p>
      <text:p text:style-name="P2"/>
      <text:p text:style-name="P2">Python code example with Pefile → <text:a xlink:type="simple" xlink:href="https://www.programcreek.com/python/example/91048/pefile.PE" text:style-name="Internet_20_link" text:visited-style-name="Visited_20_Internet_20_Link">https://www.programcreek.com/python/example/91048/pefile.PE</text:a> </text:p>
      <text:p text:style-name="P2"/>
      <text:p text:style-name="P6">Somewhat dated, but more good examples on using Pefile → <text:a xlink:type="simple" xlink:href="https://axcheron.github.io/pe-format-manipulation-with-pefile/" text:style-name="Internet_20_link" text:visited-style-name="Visited_20_Internet_20_Link">https://axcheron.github.io/pe-format-manipulation-with-pefile/</text:a> </text:p>
      <text:p text:style-name="P2"><text:s/></text:p>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1:02:16.847081743</meta:creation-date>
    <dc:date>2020-02-22T12:02:29.732188105</dc:date>
    <meta:editing-duration>PT6M42S</meta:editing-duration>
    <meta:editing-cycles>4</meta:editing-cycles>
    <meta:generator>LibreOffice/5.2.7.2$Linux_X86_64 LibreOffice_project/20m0$Build-2</meta:generator>
    <meta:document-statistic meta:table-count="0" meta:image-count="0" meta:object-count="0" meta:page-count="1" meta:paragraph-count="22" meta:word-count="267" meta:character-count="1900" meta:non-whitespace-character-count="1648"/>
  </office:meta>
</office:document-meta>
</file>